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3.355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Lyrics2025</text:p>
          </table:table-cell>
          <table:table-cell office:value-type="string" calcext:value-type="string">
            <text:p>Volpiano</text:p>
          </table:table-cell>
        </table:table-row>
        <table:table-row table:style-name="ro1">
          <table:table-cell office:value-type="string" calcext:value-type="string">
            <text:p>419a</text:p>
          </table:table-cell>
          <table:table-cell office:value-type="string" calcext:value-type="string">
            <text:p>a—a---g---g--a---g--e---6------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1---fE--efg7--hgh--hijhgf-hjhg-ge-ghgfe-fgf-fe---4---h--h--g---ghge--fgfg---gH---h--g--ghghg--ed--egfd--d7---dC---f--ghg--hjgeg-hhfd-fffdgff-eg-hhfgff-ef-gf-ef---fD---efg--gdgfe---fd--ef-gh-hjhf-hjhg---3</text:p>
          </table:table-cell>
        </table:table-row>
        <table:table-row table:style-name="ro1">
          <table:table-cell/>
          <table:table-cell office:value-type="string" calcext:value-type="string">
            <text:p>f—g---f--g---g---a---a--g---g--a---g--a---g---6------6</text:p>
          </table:table-cell>
          <table:table-cell office:value-type="string" calcext:value-type="string">
            <text:p>has g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—d---e--g---f--d---d---d--c---c---f--g---a--g---6------6</text:p>
          </table:table-cell>
          <table:table-cell office:value-type="string" calcext:value-type="string">
            <text:p>up wi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—b---g--e---g--a---a--f---d--f---f--f---d--g---f--f---6------6</text:p>
          </table:table-cell>
          <table:table-cell office:value-type="string" calcext:value-type="string">
            <text:p>a shou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—g---a--a---f--g---f--f---e--f---g--f---6------6</text:p>
          </table:table-cell>
          <table:table-cell office:value-type="string" calcext:value-type="string">
            <text:p>the Lord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—f---f---d---e--f---g--g---d--g---f--e---e---f--d---6------6</text:p>
          </table:table-cell>
          <table:table-cell office:value-type="string" calcext:value-type="string">
            <text:p>a-m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—f---g--a---a--b---a--f---a--b---a--g---3</text:p>
          </table:table-cell>
          <table:table-cell office:value-type="string" calcext:value-type="string">
            <text:p>trum-pet blast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Lenskold</meta:initial-creator>
    <meta:creation-date>2025-02-16T14:55:48.845891169</meta:creation-date>
    <dc:date>2025-03-17T08:17:46.280361539</dc:date>
    <dc:creator>Arthur Lenskold</dc:creator>
    <meta:editing-duration>PT3H49M17S</meta:editing-duration>
    <meta:editing-cycles>21</meta:editing-cycles>
    <meta:generator>LibreOffice/7.3.7.2$Linux_X86_64 LibreOffice_project/30$Build-2</meta:generator>
    <meta:document-statistic meta:table-count="1" meta:cell-count="20" meta:object-count="0"/>
  </office:meta>
</office:document-meta>
</file>